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HotpSamVerifier.setUserContext( DirContext user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otpSamVerifier.findHotpMonitor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DefaultHotpSamVerifier.setHotpMonitor( HotpMonitor moni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HotpSamVerifier.getWindow( KerberosPrincipal principal , ServerProfile p , int 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HotpSamVerifier.startup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faultHotpSamVerifier.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HotpSamVerifier.verify( KerberosPrincipal principal , byte [ ] sad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4">
            <text:p text:style-name="Table_20_Contents">14</text:p>
          </table:table-cell>
          <table:table-cell office:value-type="float" office:value="72">
            <text:p text:style-name="Table_20_Contents">72</text:p>
          </table:table-cell>
        </table:table-row>
        <table:table-row>
          <table:table-cell office:value-type="string">
            <text:p text:style-name="Table_20_Contents">DefaultHotpSamVerifier.getResychParameters( ServerProfile 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HotpSamVerifier.setIntegrityChecker( KeyIntegrityChecker keyCheck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otpSamVerifier.getHotpMon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otpSamVerifier.getSam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otpSamVerifier.get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